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258d6" officeooo:paragraph-rsid="000258d6"/>
    </style:style>
    <style:style style:name="P2" style:family="paragraph" style:parent-style-name="Standard">
      <style:paragraph-properties fo:text-align="center" style:justify-single-word="false"/>
      <style:text-properties fo:font-size="15pt" officeooo:rsid="000258d6" officeooo:paragraph-rsid="000258d6" style:font-size-asian="15pt" style:font-size-complex="15pt"/>
    </style:style>
    <style:style style:name="P3" style:family="paragraph" style:parent-style-name="Standard" style:list-style-name="L1">
      <style:text-properties officeooo:rsid="000258d6" officeooo:paragraph-rsid="000258d6"/>
    </style:style>
    <style:style style:name="P4" style:family="paragraph" style:parent-style-name="Standard" style:list-style-name="L1">
      <style:text-properties officeooo:rsid="00028dff" officeooo:paragraph-rsid="00028d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imatology <text:s/>Procedure</text:p>
      <text:p text:style-name="P1"/>
      <text:list xml:id="list7707226462718730715" text:style-name="L1">
        <text:list-item>
          <text:p text:style-name="P3">Index odimh5 files into ddb using build_odimh5_index utility for radar id</text:p>
        </text:list-item>
        <text:list-item>
          <text:p text:style-name="P3">Run wrx_process</text:p>
        </text:list-item>
        <text:list-item>
          <text:p text:style-name="P4">run sync_database</text:p>
        </text:list-item>
        <text:list-item>
          <text:p text:style-name="P4">run climat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1:25:19.391850985</meta:creation-date>
    <dc:date>2017-03-24T15:25:28.105223342</dc:date>
    <meta:editing-duration>PT1M38S</meta:editing-duration>
    <meta:editing-cycles>2</meta:editing-cycles>
    <meta:generator>LibreOffice/5.1.6.2.0$Linux_X86_64 LibreOffice_project/10$Build-2</meta:generator>
    <meta:document-statistic meta:table-count="0" meta:image-count="0" meta:object-count="0" meta:page-count="1" meta:paragraph-count="5" meta:word-count="23" meta:character-count="146" meta:non-whitespace-character-count="131"/>
  </office:meta>
</office:document-meta>
</file>